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12C3C7DE1B6.jpg" manifest:media-type=""/>
  <manifest:file-entry manifest:full-path="Pictures/10000000000001E0000001B1648A9099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6cm" svg:height="7cm" svg:x="0cm" svg:y="0cm">
          <draw:image xlink:href="Pictures/10000000000001E0000001B1648A9099.jpg" xlink:type="simple" xlink:show="embed" xlink:actuate="onLoad">
            <text:p/>
          </draw:image>
        </draw:frame>
        <draw:frame draw:style-name="gr1" draw:text-style-name="P1" draw:layer="layout" svg:width="7.7cm" svg:height="7cm" svg:x="7.3cm" svg:y="0cm">
          <draw:image xlink:href="Pictures/100000000000012C0000012C3C7DE1B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ed Zarka</meta:initial-creator>
    <meta:creation-date>2013-10-19T10:14:56.639325632</meta:creation-date>
    <dc:date>2013-10-19T10:17:01.167514314</dc:date>
    <dc:creator>Mohamed Zarka</dc:creator>
    <meta:editing-duration>P0D</meta:editing-duration>
    <meta:editing-cycles>1</meta:editing-cycles>
    <meta:document-statistic meta:object-count="2"/>
    <meta:generator>LibreOffice/4.1.2.3$Linux_X86_64 LibreOffice_project/410m0$Build-3</meta:generator>
  </office:meta>
</office:document-meta>
</file>